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open sans" svg:font-family="'open sans', Helvetica, Arial, sans-serif"/>
  </office:font-face-decls>
  <office:automatic-styles>
    <style:style style:name="P1" style:family="paragraph" style:parent-style-name="Standard">
      <style:text-properties officeooo:rsid="00177c31" officeooo:paragraph-rsid="00177c31"/>
    </style:style>
    <style:style style:name="P2" style:family="paragraph" style:parent-style-name="Standard">
      <style:text-properties officeooo:rsid="0018587c" officeooo:paragraph-rsid="0018587c"/>
    </style:style>
    <style:style style:name="P3" style:family="paragraph" style:parent-style-name="Standard">
      <style:text-properties officeooo:rsid="0018587c" officeooo:paragraph-rsid="0018587c"/>
    </style:style>
    <style:style style:name="P4" style:family="paragraph" style:parent-style-name="Standard">
      <style:text-properties officeooo:rsid="0019a331" officeooo:paragraph-rsid="0019a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hop notes.</text:p>
      <text:p text:style-name="P1"/>
      <text:p text:style-name="P1">Mark all tutti on part scores</text:p>
      <text:p text:style-name="P1"/>
      <text:p text:style-name="P2">Link between audience score representation and music?</text:p>
      <text:p text:style-name="P2">Listening – music too complex to concentrate, needs simpler audio/visual link</text:p>
      <text:p text:style-name="P2"/>
      <text:p text:style-name="P4">Musicians not aware of audience actions</text:p>
      <text:p text:style-name="P1"/>
      <text:p text:style-name="P1">Cello</text:p>
      <text:p text:style-name="P1">p18 harmonic C</text:p>
      <text:p text:style-name="P1">p23 string III not II</text:p>
      <text:p text:style-name="P1">page 7 start harmonic on G</text:p>
      <text:p text:style-name="P1"/>
      <text:p text:style-name="P1">(Mira)</text:p>
      <text:p text:style-name="P1">dynamics stave and pressure stave opposite </text:p>
      <text:p text:style-name="Standard">Blue Sky Body<text:line-break/>Thresholds for Embodied Research</text:p>
      <text:p text:style-name="Standard">By  <text:s/><text:a xlink:type="simple" xlink:href="https://www.routledge.com/search?author=Ben%20Spatz" text:style-name="Internet_20_link" text:visited-style-name="Visited_20_Internet_20_Link">Ben Spatz</text:a></text:p>
      <text:p text:style-name="P1">https://www.researchgate.net/publication/308946265_OBJECT_OF_NOT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4T09:23:30.618943095</meta:creation-date>
    <dc:date>2022-02-24T12:42:42.381391137</dc:date>
    <meta:editing-duration>PT2H36M6S</meta:editing-duration>
    <meta:editing-cycles>3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14" meta:word-count="64" meta:character-count="457" meta:non-whitespace-character-count="403"/>
  </office:meta>
</office:document-meta>
</file>